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3.694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3.284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2.36cm"/>
    </style:style>
    <style:style style:name="co13" style:family="table-column">
      <style:table-column-properties fo:break-before="auto" style:column-width="4.129cm"/>
    </style:style>
    <style:style style:name="co14" style:family="table-column">
      <style:table-column-properties fo:break-before="auto" style:column-width="3.9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6.9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"/>
    <style:style style:name="ce8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POS_PRODUTO" table:style-name="ta1">
        <table:table-column table:style-name="co1" table:default-cell-style-name="ce18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7" office:value-type="string" calcext:value-type="string">
            <text:p>CODIGO</text:p>
          </table:table-cell>
          <table:table-cell table:style-name="ce19" office:value-type="string" calcext:value-type="string">
            <text:p>DESCRICAO</text:p>
          </table:table-cell>
          <table:table-cell table:style-name="ce1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O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BALAGEM ROLO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BALAGEM CHEIRINHO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TO" table:style-name="ta1"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14" table:number-columns-repeated="1013" table:default-cell-style-name="Default"/>
        <table:table-row table:style-name="ro1">
          <table:table-cell table:style-name="ce17" office:value-type="string" calcext:value-type="string">
            <text:p>TIPO_PRODUTO</text:p>
          </table:table-cell>
          <table:table-cell table:style-name="ce17" office:value-type="string" calcext:value-type="string">
            <text:p>CODIGO</text:p>
          </table:table-cell>
          <table:table-cell table:style-name="ce19" office:value-type="string" calcext:value-type="string">
            <text:p>NOME</text:p>
          </table:table-cell>
          <table:table-cell table:style-name="ce17" office:value-type="string" calcext:value-type="string">
            <text:p>OLEO</text:p>
          </table:table-cell>
          <table:table-cell table:style-name="ce17" office:value-type="string" calcext:value-type="string">
            <text:p>EMBALAGEM</text:p>
          </table:table-cell>
          <table:table-cell table:style-name="ce17" office:value-type="string" calcext:value-type="string">
            <text:p>UNID MEDIDA</text:p>
          </table:table-cell>
          <table:table-cell table:style-name="ce4" office:value-type="string" calcext:value-type="string">
            <text:p>VALOR</text:p>
          </table:table-cell>
          <table:table-cell table:style-name="ce6" office:value-type="string" calcext:value-type="string">
            <text:p>FATOR</text:p>
          </table:table-cell>
          <table:table-cell table:style-name="ce6" office:value-type="string" calcext:value-type="string">
            <text:p>VALOR/UNIT</text:p>
          </table:table-cell>
          <table:table-cell table:style-name="ce6" office:value-type="string" calcext:value-type="string">
            <text:p>LUCRO</text:p>
          </table:table-cell>
          <table:table-cell table:style-name="ce4" office:value-type="string" calcext:value-type="string">
            <text:p>VALOR UNIT FINAL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VANDA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97" calcext:value-type="float">
            <text:p>197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2]/[.H2]" office:value-type="float" office:value="0.656666666666667" calcext:value-type="float">
            <text:p>0,66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2]+([.I2]*[.J2])" office:value-type="float" office:value="0.985" calcext:value-type="float">
            <text:p>0,9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PPERMENT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77" calcext:value-type="float">
            <text:p>177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3]/[.H3]" office:value-type="float" office:value="0.59" calcext:value-type="float">
            <text:p>0,59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3]+([.I3]*[.J3])" office:value-type="float" office:value="0.885" calcext:value-type="float">
            <text:p>0,8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287" calcext:value-type="float">
            <text:p>287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4]/[.H4]" office:value-type="float" office:value="0.956666666666667" calcext:value-type="float">
            <text:p>0,96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4]+([.I4]*[.J4])" office:value-type="float" office:value="1.435" calcext:value-type="float">
            <text:p>1,4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LALEUCA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63" calcext:value-type="float">
            <text:p>163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5]/[.H5]" office:value-type="float" office:value="0.543333333333333" calcext:value-type="float">
            <text:p>0,54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5]+([.I5]*[.J5])" office:value-type="float" office:value="0.815" calcext:value-type="float">
            <text:p>0,8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IBANO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519" calcext:value-type="float">
            <text:p>519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6]/[.H6]" office:value-type="float" office:value="1.73" calcext:value-type="float">
            <text:p>1,73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6]+([.I6]*[.J6])" office:value-type="float" office:value="2.595" calcext:value-type="float">
            <text:p>2,5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ALAGEM ROLON ÂMBAR</text:p>
          </table:table-cell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style-name="ce21" table:formula="of:=[.G7]/[.H7]" office:value-type="float" office:value="18" calcext:value-type="float">
            <text:p>18,00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7]+([.I7]*[.J7])" office:value-type="float" office:value="27" calcext:value-type="float">
            <text:p>27,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 LEITE DE MAGNÉSIA</text:p>
          </table:table-cell>
          <table:table-cell office:value-type="string" calcext:value-type="string">
            <text:p>NÃ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L</text:p>
          </table:table-cell>
          <table:table-cell office:value-type="float" office:value="39.9" calcext:value-type="float">
            <text:p>39,90</text:p>
          </table:table-cell>
          <table:table-cell table:formula="of:=[.E8]" office:value-type="float" office:value="350" calcext:value-type="float">
            <text:p>350</text:p>
          </table:table-cell>
          <table:table-cell table:style-name="ce21" table:formula="of:=[.G8]/[.H8]" office:value-type="float" office:value="0.114" calcext:value-type="float">
            <text:p>0,11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8]+([.I8]*[.J8])" office:value-type="float" office:value="0.171" calcext:value-type="float">
            <text:p>0,17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D ORANGE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89" calcext:value-type="float">
            <text:p>89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9]/[.H9]" office:value-type="float" office:value="0.296666666666667" calcext:value-type="float">
            <text:p>0,30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9]+([.I9]*[.J9])" office:value-type="float" office:value="0.445000000000001" calcext:value-type="float">
            <text:p>0,4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 OLEO COCO FRACIONADO</text:p>
          </table:table-cell>
          <table:table-cell office:value-type="string" calcext:value-type="string">
            <text:p>SI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office:value-type="float" office:value="85" calcext:value-type="float">
            <text:p>85,00</text:p>
          </table:table-cell>
          <table:table-cell office:value-type="float" office:value="30" calcext:value-type="float">
            <text:p>30</text:p>
          </table:table-cell>
          <table:table-cell table:style-name="ce21" table:formula="of:=[.G10]/[.H10]" office:value-type="float" office:value="2.83333333333333" calcext:value-type="float">
            <text:p>2,83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10]+([.I10]*[.J10])" office:value-type="float" office:value="4.25" calcext:value-type="float">
            <text:p>4,2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ALAGEM BLEND ÂMBAR</text:p>
          </table:table-cell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float" office:value="9" calcext:value-type="float">
            <text:p>9,00</text:p>
          </table:table-cell>
          <table:table-cell office:value-type="float" office:value="1" calcext:value-type="float">
            <text:p>1</text:p>
          </table:table-cell>
          <table:table-cell table:style-name="ce21" table:formula="of:=[.G11]/[.H11]" office:value-type="float" office:value="9" calcext:value-type="float">
            <text:p>9,00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11]+([.I11]*[.J11])" office:value-type="float" office:value="13.5" calcext:value-type="float">
            <text:p>13,5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83" calcext:value-type="float">
            <text:p>183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12]/[.H12]" office:value-type="float" office:value="0.61" calcext:value-type="float">
            <text:p>0,61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12]+([.I12]*[.J12])" office:value-type="float" office:value="0.915" calcext:value-type="float">
            <text:p>0,9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S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75" calcext:value-type="float">
            <text:p>175,00</text:p>
          </table:table-cell>
          <table:table-cell office:value-type="float" office:value="300" calcext:value-type="float">
            <text:p>300</text:p>
          </table:table-cell>
          <table:table-cell table:style-name="ce21" table:formula="of:=[.G13]/[.H13]" office:value-type="float" office:value="0.583333333333333" calcext:value-type="float">
            <text:p>0,58</text:p>
          </table:table-cell>
          <table:table-cell table:style-name="ce23" office:value-type="percentage" office:value="0.5" calcext:value-type="percentage">
            <text:p>50,00%</text:p>
          </table:table-cell>
          <table:table-cell table:formula="of:=[.I13]+([.I13]*[.J13])" office:value-type="float" office:value="0.875" calcext:value-type="float">
            <text:p>0,87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T" table:style-name="ta1"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8"/>
        <table:table-column table:style-name="co1" table:default-cell-style-name="ce21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CODIGO</text:p>
          </table:table-cell>
          <table:table-cell table:style-name="ce19" office:value-type="string" calcext:value-type="string">
            <text:p>DESCRIÇÃO</text:p>
          </table:table-cell>
          <table:table-cell table:style-name="ce19" office:value-type="string" calcext:value-type="string">
            <text:p>COMPONENTE</text:p>
          </table:table-cell>
          <table:table-cell table:style-name="ce19" office:value-type="string" calcext:value-type="string">
            <text:p>QUANT</text:p>
          </table:table-cell>
          <table:table-cell table:style-name="ce17" office:value-type="string" calcext:value-type="string">
            <text:p>UM</text:p>
          </table:table-cell>
          <table:table-cell table:style-name="ce8" office:value-type="string" calcext:value-type="string">
            <text:p>VALOR</text:p>
          </table:table-cell>
          <table:table-cell table:style-name="ce1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ITE E ACNE ROLON AMBAR 40ML</text:p>
          </table:table-cell>
          <table:table-cell office:value-type="string" calcext:value-type="string">
            <text:p>EMBALAGEM ROLON AM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formula="of:=[.D2]*[$PRODUTO.K7]" office:value-type="float" office:value="27" calcext:value-type="float">
            <text:p>27,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ITE E ACNE ROLON AMBAR 40ML</text:p>
          </table:table-cell>
          <table:table-cell office:value-type="string" calcext:value-type="string">
            <text:p>OLEO COPAI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TAS</text:p>
          </table:table-cell>
          <table:table-cell table:formula="of:=[.D3]*[$PRODUTO.K4]" office:value-type="float" office:value="14.35" calcext:value-type="float">
            <text:p>14,3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ITE E ACNE ROLON AMBAR 40ML</text:p>
          </table:table-cell>
          <table:table-cell office:value-type="string" calcext:value-type="string">
            <text:p>OLEO PEPERM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TAS</text:p>
          </table:table-cell>
          <table:table-cell table:formula="of:=[.D4]*[$PRODUTO.K3]" office:value-type="float" office:value="4.425" calcext:value-type="float">
            <text:p>4,4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ITE E ACNE ROLON AMBAR 40ML</text:p>
          </table:table-cell>
          <table:table-cell office:value-type="string" calcext:value-type="string">
            <text:p>OLEO LAVAN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TAS</text:p>
          </table:table-cell>
          <table:table-cell table:formula="of:=[.D5]*[$PRODUTO.K2]" office:value-type="float" office:value="9.85000000000001" calcext:value-type="float">
            <text:p>9,8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ITE E ACNE ROLON AMBAR 40ML</text:p>
          </table:table-cell>
          <table:table-cell office:value-type="string" calcext:value-type="string">
            <text:p>OLEO MELALEU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TAS</text:p>
          </table:table-cell>
          <table:table-cell table:formula="of:=[.D6]*[$PRODUTO.K5]" office:value-type="float" office:value="8.15" calcext:value-type="float">
            <text:p>8,1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ITE E ACNE ROLON AMBAR 40ML</text:p>
          </table:table-cell>
          <table:table-cell office:value-type="string" calcext:value-type="string">
            <text:p>OLEO WILD O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TAS</text:p>
          </table:table-cell>
          <table:table-cell table:formula="of:=[.D7]*[$PRODUTO.K9]" office:value-type="float" office:value="2.225" calcext:value-type="float">
            <text:p>2,2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ITE E ACNE ROLON AMBAR 40ML</text:p>
          </table:table-cell>
          <table:table-cell office:value-type="string" calcext:value-type="string">
            <text:p>BASE LEITE DE MAGNÉS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formula="of:=[.D8]*[$PRODUTO.K8]" office:value-type="float" office:value="6.84" calcext:value-type="float">
            <text:p>6,8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ND RINITE</text:p>
          </table:table-cell>
          <table:table-cell office:value-type="string" calcext:value-type="string">
            <text:p>EMBALAGEM BLEND AM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formula="of:=[.D9]*[$PRODUTO.K11]" office:value-type="float" office:value="13.5" calcext:value-type="float">
            <text:p>13,5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ND RINITE</text:p>
          </table:table-cell>
          <table:table-cell office:value-type="string" calcext:value-type="string">
            <text:p>BASE OLEO COCO FRACION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ND RINITE</text:p>
          </table:table-cell>
          <table:table-cell office:value-type="string" calcext:value-type="string">
            <text:p>OLEO PEPERM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TAS</text:p>
          </table:table-cell>
          <table:table-cell table:formula="of:=[.D11]*[$PRODUTO.K3]" office:value-type="float" office:value="2.655" calcext:value-type="float">
            <text:p>2,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ND RINITE</text:p>
          </table:table-cell>
          <table:table-cell office:value-type="string" calcext:value-type="string">
            <text:p>OLEO BREAT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TAS</text:p>
          </table:table-cell>
          <table:table-cell table:formula="of:=[.D12]*[$PRODUTO.K12]" office:value-type="float" office:value="2.745" calcext:value-type="float">
            <text:p>2,7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ND RINITE</text:p>
          </table:table-cell>
          <table:table-cell office:value-type="string" calcext:value-type="string">
            <text:p>OLEO LAV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TAS</text:p>
          </table:table-cell>
          <table:table-cell table:formula="of:=[.D13]*[$PRODUTO.K2]" office:value-type="float" office:value="2.955" calcext:value-type="float">
            <text:p>2,9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ND RINITE</text:p>
          </table:table-cell>
          <table:table-cell office:value-type="string" calcext:value-type="string">
            <text:p>OLEO OREG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TAS</text:p>
          </table:table-cell>
          <table:table-cell table:formula="of:=[.D14]*[$PRODUTO.K13]" office:value-type="float" office:value="2.625" calcext:value-type="float">
            <text:p>2,6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ODUTO.A1:PRODUTO.K2" table:display-filter-buttons="true"/>
        <table:database-range table:name="__Anonymous_Sheet_DB__2" table:target-range-address="KIT.A1:KIT.F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19:27:03.700566485</meta:creation-date>
    <dc:date>2023-10-12T23:24:56.581000000</dc:date>
    <meta:editing-duration>PT1H48M46S</meta:editing-duration>
    <meta:editing-cycles>73</meta:editing-cycles>
    <meta:generator>LibreOffice/7.6.0.3$Windows_X86_64 LibreOffice_project/69edd8b8ebc41d00b4de3915dc82f8f0fc3b6265</meta:generator>
    <meta:document-statistic meta:table-count="3" meta:cell-count="238" meta:object-count="0"/>
  </office:meta>
</office:document-meta>
</file>